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2" svg:font-family="Arial, sans-serif"/>
    <style:font-face style:name="Droid Sans Mono" svg:font-family="'Droid Sans Mono', monospace"/>
    <style:font-face style:name="Helvetica Neue" svg:font-family="'Helvetica Neue', Arial, Helvetica, sans-serif"/>
    <style:font-face style:name="Lohit Hindi1" svg:font-family="'Lohit Hindi'"/>
    <style:font-face style:name="Lucida Grande" svg:font-family="'Lucida Grande', 'Lucida Sans Unicode', sans-serif"/>
    <style:font-face style:name="Open Sans" svg:font-family="'Open Sans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Heading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Arial1" style:font-size-complex="16pt"/>
    </style:style>
    <style:style style:name="P4" style:family="paragraph" style:parent-style-name="Standard">
      <style:text-properties fo:language="zxx" fo:country="none" style:language-asian="zxx" style:country-asian="none"/>
    </style:style>
    <style:style style:name="P5" style:family="paragraph" style:parent-style-name="Standard"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P6" style:family="paragraph" style:parent-style-name="List_20_Contents">
      <style:paragraph-properties fo:margin-left="1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Arial1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fo:language="zxx" fo:country="none" style:language-asian="zxx" style:country-asian="none"/>
    </style:style>
    <style:style style:name="P11" style:family="paragraph" style:parent-style-name="Standard">
      <style:text-properties fo:font-variant="normal" fo:text-transform="none" fo:color="#333333" style:font-name="Lucida Grande" fo:font-size="10.5pt" fo:letter-spacing="normal" fo:font-style="normal" fo:font-weight="normal"/>
    </style:style>
    <style:style style:name="P12" style:family="paragraph" style:parent-style-name="Standard">
      <style:paragraph-properties fo:margin-left="0cm" fo:margin-right="0cm" style:line-height-at-least="0.513cm" fo:orphans="2" fo:widows="2" fo:text-indent="0cm" style:auto-text-indent="false"/>
      <style:text-properties fo:font-variant="normal" fo:text-transform="none" fo:color="#333333" style:font-name="Lucida Grande" fo:font-size="10.5pt" fo:letter-spacing="normal" fo:font-style="normal" fo:font-weight="normal"/>
    </style:style>
    <style:style style:name="P13" style:family="paragraph" style:parent-style-name="Standard">
      <style:paragraph-properties fo:margin-left="0cm" fo:margin-right="0cm" style:line-height-at-least="0.513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line-height-at-least="0.542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line-height-at-least="0.513cm" fo:orphans="2" fo:widows="2" fo:text-indent="0cm" style:auto-text-indent="false" fo:background-color="transparent" fo:padding="0cm" fo:border="none">
        <style:background-image/>
      </style:paragraph-properties>
    </style:style>
    <style:style style:name="T1" style:family="text">
      <style:text-properties style:font-name-asian="Arial1"/>
    </style:style>
    <style:style style:name="T2" style:family="text"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1.3500003814697pt" fo:letter-spacing="normal" fo:font-style="italic" fo:font-weight="normal"/>
    </style:style>
    <style:style style:name="T4" style:family="text">
      <style:text-properties fo:font-variant="normal" fo:text-transform="none" fo:color="#333333" style:font-name="Arial2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O4UX </text:span>Cue<text:span text:style-name="T1"> </text:span>Cards<text:span text:style-name="T1"> </text:span>(Palm<text:span text:style-name="T1"> </text:span>Cards)</text:p>
      <text:p text:style-name="P2"/>
      <text:p text:style-name="Standard"/>
      <text:p text:style-name="P4"><draw:frame draw:style-name="fr1" draw:name="Frame1" text:anchor-type="char" svg:x="9.724cm" svg:y="0.108cm" svg:width="7.645cm" svg:height="4.787cm" draw:z-index="0"><draw:text-box><text:p text:style-name="Standard">5<text:tab/><text:tab/><text:tab/><text:tab/>slide 3</text:p><text:p text:style-name="P1">Nah, F., "A study on tolerable waiting time: how long are Web users willing to wait?"</text:p><text:p text:style-name="P6"><text:span text:style-name="T3">Behaviour &amp; Information Technology</text:span><text:span text:style-name="T2"> 23, no. 3 (2004): 153-163.</text:span></text:p><text:p text:style-name="Standard"/><text:p text:style-name="P5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" text:anchor-type="char" svg:x="0.199cm" svg:y="0.108cm" svg:width="7.645cm" svg:height="4.787cm" draw:z-index="15"><draw:text-box><text:p text:style-name="Standard">1<text:tab/><text:tab/><text:tab/><text:tab/>slide 2</text:p><text:p text:style-name="Standard">Marissa Mayer – then Google’s vice president of search products and user experience <text:s/></text:p><text:p text:style-name="Standard"/><text:p text:style-name="Standard">10-result page loading in 0.4 seconds </text:p><text:p text:style-name="Standard">30-result page loading in 0.9 seconds.</text:p><text:p text:style-name="Standard"/><text:p text:style-name="Standard">Page speed Trump content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3" text:anchor-type="char" svg:x="9.724cm" svg:y="-0.019cm" svg:width="7.645cm" svg:height="4.787cm" draw:z-index="4"><draw:text-box><text:p text:style-name="Standard">6<text:tab/><text:tab/><text:tab/><text:tab/>slide 3</text:p><text:p text:style-name="P1">Fogg, B. J., et al., "What Makes Web Sites Credible? A Report on a Large Quantitative Study,"</text:p><text:p text:style-name="P6"><text:span text:style-name="T2">in </text:span><text:span text:style-name="T3">CHI 2001</text:span><text:span text:style-name="T2"> (Seattle, WA: March 31-April 5, 2001), 61-68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4" text:anchor-type="char" svg:x="0.199cm" svg:y="-0.019cm" svg:width="7.645cm" svg:height="4.787cm" draw:z-index="1"><draw:text-box><text:p text:style-name="Standard">2<text:tab/><text:tab/><text:tab/><text:tab/>slide 2</text:p><text:p text:style-name="Standard">Equation Research Survey for Compuware – Mobile users happy to sacrifice content in a mobile UX before speed; Expect same speed from mobile as Desktop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5" text:anchor-type="char" svg:x="9.724cm" svg:y="0.342cm" svg:width="7.645cm" svg:height="4.787cm" draw:z-index="5"><draw:text-box><text:p text:style-name="Standard">7<text:tab/><text:tab/><text:tab/><text:tab/>slide 3</text:p><text:p text:style-name="P1">Bouch, A., Kuchinsky, A., and N. Bhatti, "Quality is in the Eye of the Beholder: Meeting Users' Requirements for Internet Quality of Service,"</text:p><text:p text:style-name="P6"><text:span text:style-name="T2">in </text:span><text:span text:style-name="T3">CHI 2000</text:span><text:span text:style-name="T2"> (The Hague, The Netherlands: April 1-6, 2000), 297-304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6" text:anchor-type="char" svg:x="0.199cm" svg:y="0.342cm" svg:width="7.645cm" svg:height="4.787cm" draw:z-index="2"><draw:text-box><text:p text:style-name="Standard">3<text:tab/><text:tab/><text:tab/><text:tab/>slide 2</text:p><text:p text:style-name="Standard">Aberdeen and Forrester reports – widely cited. <text:s/></text:p><text:p text:style-name="Standard">$$$ not read.</text:p><text:p text:style-name="Standard">Supported by case study on UK e-tailor<text:line-break/>“Glasses Direct”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7" text:anchor-type="char" svg:x="9.724cm" svg:y="0.215cm" svg:width="7.645cm" svg:height="4.787cm" draw:z-index="6"><draw:text-box><text:p text:style-name="Standard">8<text:tab/><text:tab/><text:tab/><text:tab/>slide 3</text:p><text:p text:style-name="P14">Google page speed data collected via RUM</text:p><text:p text:style-name="P14">(Real User Monitoring)</text:p><text:p text:style-name="P14"/><text:p text:style-name="P14"><text:span text:style-name="T4">Google Toolbar with the PageRank feature activated sends page speed results to Google for every page visited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8" text:anchor-type="char" svg:x="0.199cm" svg:y="0.215cm" svg:width="7.645cm" svg:height="4.787cm" draw:z-index="3"><draw:text-box><text:p text:style-name="Standard">4<text:tab/><text:tab/><text:tab/><text:tab/>slide 2</text:p><text:p text:style-name="Standard">Philip Dixon in 2009 at the Velocity conference</text:p><text:p text:style-name="Standard"/><text:p text:style-name="Standard">Presented details of re-development project.</text:p><text:p text:style-name="Standard"/><text:p text:style-name="Standard">Corolations to our own re-development project in terms of scop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PO4UX </text:span>Cue<text:span text:style-name="T1"> </text:span>Cards<text:span text:style-name="T1"> </text:span>(Palm<text:span text:style-name="T1"> </text:span>Cards)</text:p>
      <text:p text:style-name="P2"/>
      <text:p text:style-name="Standard"/>
      <text:p text:style-name="P4"><draw:frame draw:style-name="fr1" draw:name="Frame9" text:anchor-type="char" svg:x="9.724cm" svg:y="0.108cm" svg:width="7.645cm" svg:height="4.787cm" draw:z-index="8"><draw:text-box><text:p text:style-name="Standard">13<text:tab/><text:tab/><text:tab/><text:tab/>slide 8</text:p><text:p text:style-name="Standard">use mod-deflate or mod-gzip</text:p><text:p text:style-name="Standard"/><text:p text:style-name="Standard">Highest weighting in yslow tool</text:p><text:p text:style-name="Standard"/><text:p text:style-name="Standard">Supported by all modern browsers since 1998/99</text:p><text:p text:style-name="Standard"/><text:p text:style-name="Standard">HTTP 1.1 standard “content-encoding”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0" text:anchor-type="char" svg:x="0.199cm" svg:y="0.108cm" svg:width="7.645cm" svg:height="4.787cm" draw:z-index="7"><draw:text-box><text:p text:style-name="Standard">9<text:tab/><text:tab/><text:tab/><text:tab/>slide 4</text:p><text:p text:style-name="Standard">Note subjective perceived onload event</text:p><text:p text:style-name="Standard"/><text:p text:style-name="Standard">hi light time to fetch components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11" text:anchor-type="char" svg:x="9.724cm" svg:y="-0.019cm" svg:width="7.645cm" svg:height="4.787cm" draw:z-index="12"><draw:text-box><text:p text:style-name="Standard">12<text:tab/><text:tab/><text:tab/><text:tab/>slide 8</text:p><text:p text:style-name="Standard">15% of capable browsers not sending appropriate accept encoding request. google</text:p><text:p text:style-name="Standard"/><text:p text:style-name="Standard">anti-virus software and web proxies can modify the web request removing or mangleing the “Accept-Encoding” header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2" text:anchor-type="char" svg:x="0.199cm" svg:y="-0.019cm" svg:width="7.645cm" svg:height="4.787cm" draw:z-index="9"><draw:text-box><text:p text:style-name="Standard">10<text:tab/><text:tab/><text:tab/><text:tab/>slide 5</text:p><text:p text:style-name="P13"><text:span text:style-name="T5">The “backend” time is the time it takes the server to get the first byte back to the client. This typically includes the bulk of backend processing: database lookups, remote web service calls, stitching together HTML, etc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13" text:anchor-type="char" svg:x="9.724cm" svg:y="0.342cm" svg:width="7.645cm" svg:height="4.787cm" draw:z-index="13"><draw:text-box><text:p text:style-name="Standard">13 <text:span text:style-name="T5"><text:tab/><text:tab/><text:tab/><text:tab/>slide 8</text:span></text:p><text:p text:style-name="P15">Internet Explorer 6<text:line-break/>downgrades to http1.0 behind proxy</text:p><text:p text:style-name="P15"/><text:p text:style-name="P15">dropping Accept-Encoding header</text:p><text:p text:style-name="Standard"/><text:p text:style-name="Standard">36% of search without compression from IE6 Google</text:p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4" text:anchor-type="char" svg:x="0.199cm" svg:y="0.342cm" svg:width="7.645cm" svg:height="4.787cm" draw:z-index="10"><draw:text-box><text:p text:style-name="Standard">11<text:tab/><text:tab/><text:tab/><text:tab/>slide 6</text:p><text:p text:style-name="Standard"/><text:p text:style-name="P12">httparchive.org</text:p><text:p text:style-name="P12"/><text:p text:style-name="P12">pages are getting larger</text:p><text:p text:style-name="P12">and are containing more javascript</text:p><text:p text:style-name="P12">also the size of images served is increasing</text:p><text:p text:style-name="P12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15" text:anchor-type="char" svg:x="9.724cm" svg:y="0.215cm" svg:width="7.645cm" svg:height="4.787cm" draw:z-index="14"><draw:text-box><text:p text:style-name="Standard">14<text:span text:style-name="T5"><text:tab/><text:tab/><text:tab/><text:tab/>slide 8</text:span></text:p><text:p text:style-name="Standard"><text:span text:style-name="T5"/></text:p><text:p text:style-name="Standard"><text:span text:style-name="T5">Forcing compression improve page load times</text:span></text:p><text:p text:style-name="Standard"/><text:p text:style-name="Standard">Google method uses cookie javascript and an iframe to manually check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6" text:anchor-type="char" svg:x="0.199cm" svg:y="0.215cm" svg:width="7.645cm" svg:height="4.787cm" draw:z-index="11"><draw:text-box><text:p text:style-name="Standard">12<text:tab/><text:tab/><text:tab/><text:tab/>slide 6</text:p><text:p text:style-name="Standard"/><text:p text:style-name="Standard">Small is fast</text:p><text:p text:style-name="Standard">Simple is fast</text:p><text:p text:style-name="Standard"/><text:p text:style-name="Standard">Fast Rules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PO4UX </text:span>Cue<text:span text:style-name="T1"> </text:span>Cards<text:span text:style-name="T1"> </text:span>(Palm<text:span text:style-name="T1"> </text:span>Cards)</text:p>
      <text:p text:style-name="P2"/>
      <text:p text:style-name="Standard"/>
      <text:p text:style-name="P4"><draw:frame draw:style-name="fr1" draw:name="Frame17" text:anchor-type="char" svg:x="0.199cm" svg:y="0.108cm" svg:width="7.645cm" svg:height="4.787cm" draw:z-index="16"><draw:text-box><text:p text:style-name="Standard">15<text:tab/><text:tab/><text:tab/><text:tab/>slide 9</text:p><text:p text:style-name="Standard">make use of client Cache</text:p><text:p text:style-name="Standard"/><text:p text:style-name="Standard">Also highest weighting in yslow tool</text:p><text:p text:style-name="Standard"/><text:p text:style-name="Standard">40-60% of visitors will have a primed cache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8" text:anchor-type="char" svg:x="9.724cm" svg:y="0.108cm" svg:width="7.645cm" svg:height="4.787cm" draw:z-index="17"><draw:text-box><text:p text:style-name="Standard">19<text:tab/><text:tab/><text:tab/><text:tab/>slid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19" text:anchor-type="char" svg:x="0.199cm" svg:y="-0.019cm" svg:width="7.645cm" svg:height="4.787cm" draw:z-index="18"><draw:text-box><text:p text:style-name="Standard">16<text:tab/><text:tab/><text:tab/><text:tab/>slide 9</text:p><text:p text:style-name="P13"><text:span text:style-name="T5"/></text:p><text:p text:style-name="P13"><text:span text:style-name="T5">Set Expires headers on as much content as possible including scripts and stylesheets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2" text:anchor-type="char" svg:x="9.724cm" svg:y="-0.019cm" svg:width="7.645cm" svg:height="4.787cm" draw:z-index="21"><draw:text-box><text:p text:style-name="Standard">20<text:tab/><text:tab/><text:tab/><text:tab/>slid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20" text:anchor-type="char" svg:x="0.199cm" svg:y="0.342cm" svg:width="7.645cm" svg:height="4.787cm" draw:z-index="19"><draw:text-box><text:p text:style-name="Standard">17<text:tab/><text:tab/><text:tab/><text:tab/>slide 10</text:p><text:p text:style-name="P11">Don't include a query string in the URL for static resources.</text:p><text:p text:style-name="P11"/><text:p text:style-name="P11">Most proxies, most notably Squid up through version 3.0, do not cache resources with a "?" in their URL even if a Cache-control: public header is present in the response. </text:p><text:p text:style-name="P12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3" text:anchor-type="char" svg:x="9.724cm" svg:y="0.342cm" svg:width="7.645cm" svg:height="4.787cm" draw:z-index="22"><draw:text-box><text:p text:style-name="Standard">21<text:span text:style-name="T5"><text:tab/><text:tab/><text:tab/><text:tab/>slide </text:span></text:p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21" text:anchor-type="char" svg:x="0.199cm" svg:y="0.215cm" svg:width="7.645cm" svg:height="4.787cm" draw:z-index="20"><draw:text-box><text:p text:style-name="Standard">18<text:tab/><text:tab/><text:tab/><text:tab/>slide 11</text:p><text:p text:style-name="Standard">Don't set cookies on caching for resources.</text:p><text:p text:style-name="Standard"/><text:p text:style-name="Standard">Many proxies won't actually cache any resources with cookie headers set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4" text:anchor-type="char" svg:x="9.724cm" svg:y="0.215cm" svg:width="7.645cm" svg:height="4.787cm" draw:z-index="23"><draw:text-box><text:p text:style-name="Standard"><text:span text:style-name="T5">22<text:tab/><text:tab/><text:tab/><text:tab/>slide 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PO4UX </text:span>Cue<text:span text:style-name="T1"> </text:span>Cards<text:span text:style-name="T1"> </text:span>(Palm<text:span text:style-name="T1"> </text:span>Cards)</text:p>
      <text:p text:style-name="P2"/>
      <text:p text:style-name="Standard"/>
      <text:p text:style-name="P4"><draw:frame draw:style-name="fr1" draw:name="Frame25" text:anchor-type="char" svg:x="0.199cm" svg:y="0.108cm" svg:width="7.645cm" svg:height="4.787cm" draw:z-index="24"><draw:text-box><text:p text:style-name="Standard">23<text:tab/><text:tab/><text:tab/><text:tab/>slid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6" text:anchor-type="char" svg:x="9.724cm" svg:y="0.108cm" svg:width="7.645cm" svg:height="4.787cm" draw:z-index="25"><draw:text-box><text:p text:style-name="Standard">27<text:tab/><text:tab/><text:tab/><text:tab/>slid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27" text:anchor-type="char" svg:x="0.199cm" svg:y="-0.019cm" svg:width="7.645cm" svg:height="4.787cm" draw:z-index="26"><draw:text-box><text:p text:style-name="Standard">24<text:tab/><text:tab/><text:tab/><text:tab/>slid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0" text:anchor-type="char" svg:x="9.724cm" svg:y="-0.019cm" svg:width="7.645cm" svg:height="4.787cm" draw:z-index="29"><draw:text-box><text:p text:style-name="Standard">28<text:tab/><text:tab/><text:tab/><text:tab/>slid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28" text:anchor-type="char" svg:x="0.199cm" svg:y="0.342cm" svg:width="7.645cm" svg:height="4.787cm" draw:z-index="27"><draw:text-box><text:p text:style-name="Standard">25<text:tab/><text:tab/><text:tab/><text:tab/>slide </text:p><text:p text:style-name="P12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1" text:anchor-type="char" svg:x="9.724cm" svg:y="0.342cm" svg:width="7.645cm" svg:height="4.787cm" draw:z-index="30"><draw:text-box><text:p text:style-name="Standard">29<text:span text:style-name="T5"><text:tab/><text:tab/><text:tab/><text:tab/>slide </text:span></text:p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29" text:anchor-type="char" svg:x="0.199cm" svg:y="0.215cm" svg:width="7.645cm" svg:height="4.787cm" draw:z-index="28"><draw:text-box><text:p text:style-name="Standard">26<text:tab/><text:tab/><text:tab/><text:tab/>slid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2" text:anchor-type="char" svg:x="9.724cm" svg:y="0.215cm" svg:width="7.645cm" svg:height="4.787cm" draw:z-index="31"><draw:text-box><text:p text:style-name="Standard"><text:span text:style-name="T5">30<text:tab/><text:tab/><text:tab/><text:tab/>slide 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Arial2" svg:font-family="Arial, sans-serif"/>
    <style:font-face style:name="Droid Sans Mono" svg:font-family="'Droid Sans Mono', monospace"/>
    <style:font-face style:name="Helvetica Neue" svg:font-family="'Helvetica Neue', Arial, Helvetica, sans-serif"/>
    <style:font-face style:name="Lohit Hindi1" svg:font-family="'Lohit Hindi'"/>
    <style:font-face style:name="Lucida Grande" svg:font-family="'Lucida Grande', 'Lucida Sans Unicode', sans-serif"/>
    <style:font-face style:name="Open Sans" svg:font-family="'Open Sans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bate Cue Cards (Palm Cards) Template</dc:title>
    <meta:initial-creator>TLC</meta:initial-creator>
    <meta:creation-date>2006-10-20T14:38:00</meta:creation-date>
    <dc:date>2012-11-19T22:55:23</dc:date>
    <meta:editing-cycles>6</meta:editing-cycles>
    <meta:editing-duration>PT13H6M24S</meta:editing-duration>
    <meta:generator>LibreOffice/3.4$Linux LibreOffice_project/340m1$Build-402</meta:generator>
    <meta:document-statistic meta:table-count="0" meta:image-count="0" meta:object-count="0" meta:page-count="4" meta:paragraph-count="85" meta:word-count="561" meta:character-count="3356" meta:non-whitespace-character-count="2761"/>
    <meta:user-defined meta:name="Info 1"/>
    <meta:user-defined meta:name="Info 2"/>
    <meta:user-defined meta:name="Info 3"/>
    <meta:user-defined meta:name="Info 4"/>
  </office:meta>
</office:document-meta>
</file>